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0937in" loext:contextual-spacing="false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.1043in" fo:margin-bottom="0.1043in" loext:contextual-spacing="false" style:line-height-at-least="0.198in" fo:orphans="2" fo:widows="2" fo:text-indent="0in" style:auto-text-indent="false" fo:padding="0in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18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UR.KG - это туристическая компания Бишкека, которая станет Вашим помощником в планировании путешествия! На нашем портале TUR.KG Вы найдете всю информацию связанную с турами и авиабилетами, визами и мед страховкой.</text:span><text:line-break/><text:span text:style-name="T2">Основные направления</text:span></text:p>
      <text:p text:style-name="P2">Мы предоставляем комплексные туристические услуги по следующим направлениям:</text:p>
      <text:list xml:id="list751414814" text:style-name="L1">
        <text:list-item>
          <text:p text:style-name="P3">Европа: Франция, Италия, Испания, Чехия, Греция, Кипр</text:p>
        </text:list-item>
        <text:list-item>
          <text:p text:style-name="P3">Азия: Индия, Китай, Тайланд, Япония</text:p>
        </text:list-item>
        <text:list-item>
          <text:p text:style-name="P3">Африка: ОАЭ, Египет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1:01:58.515798506</meta:creation-date>
    <dc:date>2020-04-26T21:10:42.617555875</dc:date>
    <meta:editing-duration>PT8M44S</meta:editing-duration>
    <meta:editing-cycles>1</meta:editing-cycles>
    <meta:document-statistic meta:table-count="0" meta:image-count="0" meta:object-count="0" meta:page-count="1" meta:paragraph-count="5" meta:word-count="58" meta:character-count="421" meta:non-whitespace-character-count="371"/>
    <meta:generator>LibreOffice/6.3.4.2$Linux_X86_64 LibreOffice_project/30$Build-2</meta:generator>
  </office:meta>
</office:document-meta>
</file>